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f21" officeooo:paragraph-rsid="00077f21"/>
    </style:style>
    <style:style style:name="P2" style:family="paragraph" style:parent-style-name="Standard">
      <style:text-properties officeooo:rsid="00092105" officeooo:paragraph-rsid="00092105"/>
    </style:style>
    <style:style style:name="P3" style:family="paragraph" style:parent-style-name="Standard">
      <style:text-properties officeooo:rsid="00092105" officeooo:paragraph-rsid="00092105"/>
    </style:style>
    <style:style style:name="P4" style:family="paragraph" style:parent-style-name="Standard">
      <style:text-properties officeooo:rsid="000a342a" officeooo:paragraph-rsid="000a342a"/>
    </style:style>
    <style:style style:name="P5" style:family="paragraph" style:parent-style-name="Preformatted_20_Text">
      <style:text-properties officeooo:rsid="000a342a" officeooo:paragraph-rsid="000a342a"/>
    </style:style>
    <style:style style:name="T1" style:family="text">
      <style:text-properties fo:font-variant="normal" fo:text-transform="none" fo:color="#000000" fo:font-size="10.5pt" fo:letter-spacing="normal" fo:font-style="normal" fo:font-weight="normal"/>
    </style:style>
    <style:style style:name="T2" style:family="text">
      <style:text-properties fo:font-variant="normal" fo:text-transform="none" fo:color="#138144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st5 file URL:<text:a xlink:type="simple" xlink:href="http://data.genomicsresearch.org/internal/Nanopore/GN_003_R9_2D_20160928/">http://data.genomicsresearch.org/internal/Nanopore/GN_003_R9_2D_20160928/</text:a></text:p>
      <text:p text:style-name="P2">wiki <text:a xlink:type="simple" xlink:href="http://wiki.genomicsresearch.org/index.php/Nanopore_data_analysis">http://wiki.genomicsresearch.org/index.php/Nanopore_data_analysis</text:a></text:p>
      <text:p text:style-name="P2">username: havens2 <text:tab/><text:tab/>password: birth19920918</text:p>
      <text:p text:style-name="P2"/>
      <text:p text:style-name="P4">cluster</text:p>
      <text:p text:style-name="P5"><text:span text:style-name="T1">ssh </text:span><text:a xlink:type="simple" xlink:href="mailto:haotian@server.genomicsresearch.org"><text:span text:style-name="T2">haotian@server.genomicsresearch.org</text:span></text:a></text:p>
      <text:p text:style-name="P4">password: birth19920918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7:26:49.824924973</meta:creation-date>
    <dc:date>2016-10-19T18:08:31.900173064</dc:date>
    <meta:editing-duration>PT8M5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14" meta:character-count="270" meta:non-whitespace-character-count="260"/>
  </office:meta>
</office:document-meta>
</file>